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f900e11c0b494e12b4a6eaf15db2a519"/>
  <manifest:file-entry manifest:media-type="image/svg" manifest:full-path="Pictures/fed9340fa8467a3810ca06a430854dff"/>
  <manifest:file-entry manifest:media-type="image/svg" manifest:full-path="Pictures/9bdbabb697dab64e68333773803ece7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dbg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core' &amp; 'sys'</text:p>
      <text:p text:style-name="Text_20_body">CORE-V-MCU Debug Interface</text:p>
      <text:p text:style-name="P1"><draw:frame draw:style-name="fr1" text:anchor-type="as-char" fo:min-width="15cm" draw:z-index="0" svg:height="15cm"><draw:image xlink:href="Pictures/f900e11c0b494e12b4a6eaf15db2a519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Slow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eset_n</text:p>
          </table:table-cell>
          <table:table-cell table:style-name="Table18.A2" office:value-type="string">
            <text:p text:style-name="Table_20_Contents">clk</text:p>
          </table:table-cell>
          <table:table-cell table:style-name="Table18.C2" office:value-type="string">
            <text:p text:style-name="Table_20_Contents">System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debug_req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Request input</text:p>
          </table:table-cell>
        </table:table-row>
        <table:table-row table:style-name="Table71.4">
          <table:table-cell table:style-name="Table71.A7" office:value-type="string">
            <text:p text:style-name="Table_20_Contents">stoptimer_o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Timer stop output</text:p>
          </table:table-cell>
        </table:table-row>
      </table:table>
      <text:h text:style-name="Heading_20_1" text:outline-level="1">Enumerated Types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Name</text:p>
            </table:table-cell>
            <table:table-cell table:style-name="Table11.B1" office:value-type="string">
              <text:p text:style-name="Table_20_Heading">Values</text:p>
            </table:table-cell>
          </table:table-row>
        </table:table-header-rows>
        <table:table-row table:style-name="Table11.3">
          <table:table-cell table:style-name="Table11.A3" office:value-type="string">
            <text:p text:style-name="Table_20_Contents"><text:span text:style-name="T1">event_type</text:span></text:p>
            <text:p text:style-name="Table_20_Contents">Event types</text:p>
          </table:table-cell>
          <table:table-cell table:style-name="Table11.A2" office:value-type="string">
            <table:table table:name="Table13" table:style-name="Table13">
              <table:table-column table:style-name="Table13.A"/>
              <table:table-row>
                <table:table-cell office:value-type="string">
                  <text:p text:style-name="Table_20_Contents">debug_req</text:p>
                </table:table-cell>
              </table:table-row>
              <table:table-row>
                <table:table-cell office:value-type="string">
                  <text:p text:style-name="Table_20_Contents">stop_timer</text:p>
                </table:table-cell>
              </table:table-row>
            </table:table>
            <text:p text:style-name="Table_20_Contents"/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type</text:p>
          </table:table-cell>
          <table:table-cell table:style-name="Table2.A3" office:value-type="string">
            <text:p text:style-name="Table_20_Contents">uvma_cvmcu_dbg_event_type_enum</text:p>
          </table:table-cell>
          <table:table-cell table:style-name="Table2.A2" office:value-type="string">
            <text:p text:style-name="Table_20_Contents">Event type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event_type</text:p>
          </table:table-cell>
          <table:table-cell table:style-name="Table3.A3" office:value-type="string">
            <text:p text:style-name="Table_20_Contents">uvma_cvmcu_dbg_event_type_enum</text:p>
          </table:table-cell>
          <table:table-cell table:style-name="Table3.A2" office:value-type="string">
            <text:p text:style-name="Table_20_Contents">Event type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fed9340fa8467a3810ca06a430854dff"/></draw:frame></text:p>
      <text:p text:style-name="P1"><draw:frame draw:style-name="fr1" text:anchor-type="as-char" fo:min-width="15cm" draw:z-index="2" svg:height="7.909cm"><draw:image xlink:href="Pictures/9bdbabb697dab64e68333773803ece76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core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core_agent.mon_trn_ap</text:p>
          </table:table-cell>
          <table:table-cell table:style-name="Table75.C2" office:value-type="string">
            <text:p text:style-name="Table_20_Contents">sys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57.829805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57.829805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